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loext:contextual-spacing="false" fo:line-height="175%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247cm" loext:contextual-spacing="false" fo:line-height="175%" fo:orphans="2" fo:widows="2" fo:text-indent="0cm" style:auto-text-indent="false"/>
      <style:text-properties officeooo:rsid="000efb5a" officeooo:paragraph-rsid="000bc024"/>
    </style:style>
    <style:style style:name="P3" style:family="paragraph" style:parent-style-name="Standard">
      <style:text-properties officeooo:rsid="000be73e" officeooo:paragraph-rsid="000bc024"/>
    </style:style>
    <style:style style:name="P4" style:family="paragraph" style:parent-style-name="Standard">
      <style:text-properties officeooo:rsid="000dc76b" officeooo:paragraph-rsid="000bc024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line-height="175%" fo:orphans="2" fo:widows="2" fo:text-indent="0cm" style:auto-text-indent="false"/>
      <style:text-properties officeooo:paragraph-rsid="000039fe"/>
    </style:style>
    <style:style style:name="P6" style:family="paragraph" style:parent-style-name="Text_20_body">
      <style:paragraph-properties fo:margin-left="0cm" fo:margin-right="0cm" fo:margin-top="0cm" fo:margin-bottom="0.247cm" loext:contextual-spacing="false" fo:line-height="175%" fo:orphans="2" fo:widows="2" fo:text-indent="0cm" style:auto-text-indent="false"/>
      <style:text-properties officeooo:rsid="00080e84" officeooo:paragraph-rsid="00080e84"/>
    </style:style>
    <style:style style:name="T1" style:family="text">
      <style:text-properties officeooo:rsid="00012bd4"/>
    </style:style>
    <style:style style:name="T2" style:family="text">
      <style:text-properties officeooo:rsid="0001751b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039fe"/>
    </style:style>
    <style:style style:name="T5" style:family="text">
      <style:text-properties officeooo:rsid="0004b503"/>
    </style:style>
    <style:style style:name="T6" style:family="text">
      <style:text-properties officeooo:rsid="00095ee6"/>
    </style:style>
    <style:style style:name="T7" style:family="text">
      <style:text-properties officeooo:rsid="000039fe"/>
    </style:style>
    <style:style style:name="T8" style:family="text">
      <style:text-properties officeooo:rsid="0010cd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7">Surgidos sobre el final de los ´90s y marcados por un contexto de pocas certidumbres, abrimos nuestro espacio con justas dudas de lo que podría pasar, pero con la convicción de que nuestro trabajo </text:span><text:span text:style-name="T4">tenía</text:span><text:span text:style-name="T7"> que ser el puente para brindar valor cultural.</text:span></text:p>
      <text:p text:style-name="P6">Hoy, a más de 20 años de aquel primer paso, <text:span text:style-name="T6">hemos fortalecido nuestro empeño por recuperar y poner en valor los objetos de nuestra historia, aquellos que acompañaron nuestra vida cotidiana y formaron nuestras memorias e identidades…</text:span></text:p>
      <text:p text:style-name="P3">Trabajamos todos los días para recuperar y conservar aquellos objetos que han sabido ser cotidianos en la historia de nuestro país. Piezas únicas, muchas veces manufacturados, otras tantas de ediciones limitadas, o que simplemente ya no se ven a diario.</text:p>
      <text:p text:style-name="P3"/>
      <text:p text:style-name="P4">Contamos con uno de los más grandes stocks de libros, de todos los géneros y todas las épocas. Pero nuestra librería es aún más amplia, sumando también documentos históricos, mapas antiguos, manuscritos, primeras ediciones, obras firmadas, y mucho más…</text:p>
      <text:p text:style-name="P4"/>
      <text:p text:style-name="P2">Recuperar los objetos del pasado conlleva responsabilidades, a las que respondemos con la experiencia que nos brindan más de 20 años de oficio. <text:span text:style-name="T8">Por eso cuando realizamos tasaciones, lo hacemos con el máximo respeto por el valor de las piezas y sus propietari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6T15:15:09.092694471</meta:creation-date>
    <dc:date>2021-11-16T18:08:29.340138496</dc:date>
    <meta:editing-duration>PT15M32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202" meta:character-count="1247" meta:non-whitespace-character-count="1050"/>
  </office:meta>
</office:document-meta>
</file>